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b2b2b2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b2b2b2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9cm"/>
    </style:style>
    <style:style style:name="gr5" style:family="graphic" style:parent-style-name="objectwithoutfill">
      <style:graphic-properties svg:stroke-width="0.053cm" draw:marker-start="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draw:stroke-linejoin="bevel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0" style:family="graphic" style:parent-style-name="objectwithoutfill">
      <style:graphic-properties svg:stroke-width="0.053cm" svg:stroke-color="#3465a4" draw:marker-start="Dimension_20_Lines" draw:marker-start-width="0.279cm" draw:marker-end="Dimension_20_Lines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6p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9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524cm" svg:y1="2.031cm" svg:x2="8.636cm" svg:y2="2.031cm">
          <text:p/>
        </draw:line>
        <draw:line draw:style-name="gr1" draw:text-style-name="P1" draw:layer="layout" svg:x1="1.524cm" svg:y1="7.871cm" svg:x2="8.636cm" svg:y2="7.829cm">
          <text:p/>
        </draw:line>
        <draw:line draw:style-name="gr1" draw:text-style-name="P1" draw:layer="layout" svg:x1="1.27cm" svg:y1="4.93cm" svg:x2="8.636cm" svg:y2="4.93cm">
          <text:p/>
        </draw:line>
        <draw:custom-shape draw:style-name="gr2" draw:text-style-name="P3" draw:layer="layout" svg:width="3.756cm" svg:height="3.302cm" svg:x="8.89cm" svg:y="3.322cm"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RDMA WRITE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Store SSD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<text:s/>consensus</text:span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Begin/End of waiting quoru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14cm" svg:height="0.564cm" svg:x="2.266cm" svg:y="5.94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0.914cm" svg:height="0.555cm" svg:x="4.968cm" svg:y="8.842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1.932cm" svg:height="0.809cm" svg:x="-0.254cm" svg:y="1.776cm">
          <draw:text-box>
            <text:p text:style-name="P6"><text:span text:style-name="T2">Backup 1</text:span></text:p>
          </draw:text-box>
        </draw:frame>
        <draw:frame draw:style-name="gr4" draw:text-style-name="P7" draw:layer="layout" svg:width="1.916cm" svg:height="0.809cm" svg:x="-0.228cm" svg:y="7.618cm">
          <draw:text-box>
            <text:p text:style-name="P6"><text:span text:style-name="T2">Backup 2</text:span></text:p>
          </draw:text-box>
        </draw:frame>
        <draw:frame draw:style-name="gr4" draw:text-style-name="P7" draw:layer="layout" svg:width="1.524cm" svg:height="0.809cm" svg:x="-0.214cm" svg:y="4.57cm">
          <draw:text-box>
            <text:p text:style-name="P6"><text:span text:style-name="T2">Leader</text:span></text:p>
          </draw:text-box>
        </draw:frame>
        <draw:line draw:style-name="gr5" draw:text-style-name="P1" draw:layer="layout" svg:x1="2.971cm" svg:y1="4.943cm" svg:x2="4.495cm" svg:y2="2.043cm">
          <text:p/>
        </draw:line>
        <draw:line draw:style-name="gr6" draw:text-style-name="P1" draw:layer="layout" svg:x1="4.77cm" svg:y1="7.83cm" svg:x2="5.372cm" svg:y2="8.842cm">
          <text:p/>
        </draw:line>
        <draw:line draw:style-name="gr7" draw:text-style-name="P1" draw:layer="layout" svg:x1="3.302cm" svg:y1="4.943cm" svg:x2="4.61cm" svg:y2="7.83cm">
          <text:p/>
        </draw:line>
        <draw:line draw:style-name="gr6" draw:text-style-name="P1" draw:layer="layout" svg:x1="4.61cm" svg:y1="2.03cm" svg:x2="5.334cm" svg:y2="3.046cm">
          <text:p/>
        </draw:line>
        <draw:line draw:style-name="gr7" draw:text-style-name="P1" draw:layer="layout" svg:x1="6.172cm" svg:y1="7.83cm" svg:x2="7.874cm" svg:y2="4.93cm">
          <text:p/>
        </draw:line>
        <draw:line draw:style-name="gr7" draw:text-style-name="P1" draw:layer="layout" svg:x1="5.986cm" svg:y1="2.029cm" svg:x2="7.366cm" svg:y2="4.916cm">
          <text:p/>
        </draw:line>
        <draw:line draw:style-name="gr6" draw:text-style-name="P1" draw:layer="layout" svg:x1="1.81cm" svg:y1="4.93cm" svg:x2="2.572cm" svg:y2="5.94cm">
          <text:p/>
        </draw:line>
        <draw:line draw:style-name="gr5" draw:text-style-name="P1" draw:layer="layout" svg:x1="8.998cm" svg:y1="4.085cm" svg:x2="9.906cm" svg:y2="4.085cm">
          <text:p/>
        </draw:line>
        <draw:line draw:style-name="gr6" draw:text-style-name="P1" draw:layer="layout" svg:x1="8.998cm" svg:y1="4.845cm" svg:x2="9.906cm" svg:y2="4.845cm">
          <text:p/>
        </draw:line>
        <draw:custom-shape draw:style-name="gr8" draw:text-style-name="P1" draw:layer="layout" svg:width="0.294cm" svg:height="0.762cm" svg:x="1.616cm" svg:y="4.5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" draw:layer="layout" svg:width="0.305cm" svg:height="0.762cm" svg:x="7.112cm" svg:y="4.51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9" draw:text-style-name="P7" draw:layer="layout" svg:width="2.232cm" svg:height="0.607cm" svg:x="6.912cm" svg:y="1.37cm">
          <draw:text-box>
            <text:p text:style-name="P6"><text:span text:style-name="T2">Time axis</text:span></text:p>
          </draw:text-box>
        </draw:frame>
        <draw:frame draw:style-name="gr4" draw:text-style-name="P7" draw:layer="layout" svg:width="1.016cm" svg:height="0.809cm" svg:x="2.055cm" svg:y="5.072cm">
          <draw:text-box>
            <text:p text:style-name="P6"><text:span text:style-name="T2">L2</text:span></text:p>
          </draw:text-box>
        </draw:frame>
        <draw:line draw:style-name="gr5" draw:text-style-name="P1" draw:layer="layout" svg:x1="2.985cm" svg:y1="4.943cm" svg:x2="4.509cm" svg:y2="2.043cm">
          <text:p/>
        </draw:line>
        <draw:frame draw:style-name="gr4" draw:text-style-name="P7" draw:layer="layout" svg:width="1.016cm" svg:height="0.809cm" svg:x="2.885cm" svg:y="3.201cm">
          <draw:text-box>
            <text:p text:style-name="P6"><text:span text:style-name="T2">L3</text:span></text:p>
          </draw:text-box>
        </draw:frame>
        <draw:frame draw:style-name="gr4" draw:text-style-name="P7" draw:layer="layout" svg:width="1.016cm" svg:height="0.809cm" svg:x="4.685cm" svg:y="4.402cm">
          <draw:text-box>
            <text:p text:style-name="P6"><text:span text:style-name="T2">L4</text:span></text:p>
          </draw:text-box>
        </draw:frame>
        <draw:frame draw:style-name="gr4" draw:text-style-name="P7" draw:layer="layout" svg:width="1.016cm" svg:height="0.809cm" svg:x="4.826cm" svg:y="2.185cm">
          <draw:text-box>
            <text:p text:style-name="P6"><text:span text:style-name="T2">B1</text:span></text:p>
          </draw:text-box>
        </draw:frame>
        <draw:frame draw:style-name="gr4" draw:text-style-name="P7" draw:layer="layout" svg:width="1.016cm" svg:height="0.809cm" svg:x="6.585cm" svg:y="3.201cm">
          <draw:text-box>
            <text:p text:style-name="P6"><text:span text:style-name="T2">B2</text:span></text:p>
          </draw:text-box>
        </draw:frame>
        <draw:custom-shape draw:style-name="gr3" draw:text-style-name="P5" draw:layer="layout" svg:width="0.914cm" svg:height="0.564cm" svg:x="4.928cm" svg:y="3.04cm">
          <text:p text:style-name="P4"><text:span text:style-name="T1">SS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7" draw:layer="layout" svg:width="1.016cm" svg:height="0.809cm" svg:x="4.87cm" svg:y="7.972cm">
          <draw:text-box>
            <text:p text:style-name="P6"><text:span text:style-name="T2">B1</text:span></text:p>
          </draw:text-box>
        </draw:frame>
        <draw:line draw:style-name="gr10" draw:text-style-name="P1" draw:layer="layout" svg:x1="7.417cm" svg:y1="4.67cm" svg:x2="7.417cm" svg:y2="5.178cm">
          <text:p/>
        </draw:line>
        <draw:line draw:style-name="gr10" draw:text-style-name="P1" draw:layer="layout" svg:x1="3.302cm" svg:y1="4.724cm" svg:x2="3.302cm" svg:y2="5.232cm">
          <text:p/>
        </draw:line>
        <draw:line draw:style-name="gr10" draw:text-style-name="P1" draw:layer="layout" svg:x1="9.117cm" svg:y1="5.968cm" svg:x2="9.117cm" svg:y2="6.476cm">
          <text:p/>
        </draw:line>
        <draw:custom-shape draw:style-name="gr8" draw:text-style-name="P1" draw:layer="layout" svg:width="0.235cm" svg:height="0.58cm" svg:x="9.017cm" svg:y="5.25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1" draw:layer="layout" svg:width="0.265cm" svg:height="0.58cm" svg:x="9.452cm" svg:y="5.25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1" draw:layer="layout" svg:x1="9.617cm" svg:y1="5.968cm" svg:x2="9.617cm" svg:y2="6.476cm">
          <text:p/>
        </draw:line>
        <draw:frame draw:style-name="gr4" draw:text-style-name="P7" draw:layer="layout" svg:width="1.016cm" svg:height="0.809cm" svg:x="6.785cm" svg:y="6.304cm">
          <draw:text-box>
            <text:p text:style-name="P6"><text:span text:style-name="T2">B2</text:span></text:p>
          </draw:text-box>
        </draw:frame>
        <draw:frame draw:style-name="gr4" draw:text-style-name="P7" draw:layer="layout" svg:width="1.016cm" svg:height="0.809cm" svg:x="3.185cm" svg:y="6.304cm">
          <draw:text-box>
            <text:p text:style-name="P6"><text:span text:style-name="T2">L3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576cm" svg:x="1cm" svg:y="3.132cm"/>
      <draw:page-thumbnail draw:layer="backgroundobjects" svg:width="9.294cm" svg:height="5.576cm" svg:x="1cm" svg:y="11.18cm"/>
      <draw:page-thumbnail draw:layer="backgroundobjects" svg:width="9.294cm" svg:height="5.576cm" svg:x="1cm" svg:y="19.228cm"/>
      <draw:page-thumbnail draw:layer="backgroundobjects" svg:width="9.294cm" svg:height="5.576cm" svg:x="11.295cm" svg:y="3.132cm"/>
      <draw:page-thumbnail draw:layer="backgroundobjects" svg:width="9.294cm" svg:height="5.576cm" svg:x="11.295cm" svg:y="11.18cm"/>
      <draw:page-thumbnail draw:layer="backgroundobjects" svg:width="9.294cm" svg:height="5.576cm" svg:x="11.295cm" svg:y="19.228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2cm" presentation:class="title" presentation:placeholder="true">
        <draw:text-box/>
      </draw:frame>
      <draw:frame presentation:style-name="Default-outline1" draw:layer="backgroundobjects" svg:width="11.429cm" svg:height="5.893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3H5M23S</meta:editing-duration>
    <meta:editing-cycles>53</meta:editing-cycles>
    <meta:generator>LibreOffice/4.2.8.2$Linux_X86_64 LibreOffice_project/420m0$Build-2</meta:generator>
    <dc:date>2016-05-09T21:05:17.567460212</dc:date>
    <meta:document-statistic meta:object-count="60"/>
  </office:meta>
</office:document-meta>
</file>